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text-underline-style="none"/>
    </style:style>
    <style:style style:name="P2" style:family="paragraph" style:parent-style-name="Heading_20_3">
      <style:text-properties officeooo:paragraph-rsid="001cdbdc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Heading_20_2">
      <style:text-properties officeooo:paragraph-rsid="001eae77"/>
    </style:style>
    <style:style style:name="P5" style:family="paragraph" style:parent-style-name="Heading_20_2">
      <style:text-properties style:text-underline-style="solid" style:text-underline-width="auto" style:text-underline-color="font-color" officeooo:rsid="001eae77" officeooo:paragraph-rsid="00215435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>
      <style:text-properties officeooo:rsid="001eae77" officeooo:paragraph-rsid="001eae77"/>
    </style:style>
    <style:style style:name="P18" style:family="paragraph" style:parent-style-name="Text_20_body">
      <style:text-properties officeooo:rsid="001eae77" officeooo:paragraph-rsid="00215435"/>
    </style:style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3">
      <style:text-properties officeooo:paragraph-rsid="00215435"/>
    </style:style>
    <style:style style:name="P22" style:family="paragraph" style:parent-style-name="Text_20_body" style:list-style-name="L14"/>
    <style:style style:name="P23" style:family="paragraph" style:parent-style-name="Text_20_body">
      <style:text-properties fo:font-size="14pt" fo:font-weight="normal" officeooo:rsid="00215435" officeooo:paragraph-rsid="00215435" style:font-size-asian="14pt" style:font-weight-asian="normal" style:font-size-complex="14pt" style:font-weight-complex="normal"/>
    </style:style>
    <style:style style:name="P24" style:family="paragraph" style:parent-style-name="Text_20_body">
      <style:text-properties fo:font-size="14pt" fo:font-weight="normal" officeooo:paragraph-rsid="00215435" style:font-size-asian="14pt" style:font-weight-asian="normal" style:font-size-complex="14pt" style:font-weight-complex="normal"/>
    </style:style>
    <style:style style:name="T1" style:family="text">
      <style:text-properties officeooo:rsid="001cdbd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dbdc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e8839"/>
    </style:style>
    <style:style style:name="T10" style:family="text">
      <style:text-properties officeooo:rsid="001eae77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eae77" style:font-weight-asian="bold" style:font-weight-complex="bold"/>
    </style:style>
    <style:style style:name="T13" style:family="text">
      <style:text-properties fo:font-weight="bold" officeooo:rsid="00215435" style:font-weight-asian="bold" style:font-weight-complex="bold"/>
    </style:style>
    <style:style style:name="T14" style:family="text">
      <style:text-properties officeooo:rsid="00215435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215435" style:font-size-asian="14pt" style:font-weight-asian="bold" style:font-size-complex="14pt" style:font-weight-complex="bold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21-02-2026 <text:s/>I</text:span>nitial Understanding</text:h>
      <text:p text:style-name="Text_20_body">When I first read the problem statement, I understood that the system must:</text:p>
      <text:list text:style-name="L1">
        <text:list-item>
          <text:p text:style-name="P6">Accept multiple alternatives</text:p>
        </text:list-item>
        <text:list-item>
          <text:p text:style-name="P6">Accept multiple criteria</text:p>
        </text:list-item>
        <text:list-item>
          <text:p text:style-name="P6">Support weighted importance</text:p>
        </text:list-item>
        <text:list-item>
          <text:p text:style-name="P6">Generate a ranked recommendation</text:p>
        </text:list-item>
        <text:list-item>
          <text:p text:style-name="P6">Clearly explain the reasoning</text:p>
        </text:list-item>
      </text:list>
      <text:p text:style-name="Text_20_body"><text:span text:style-name="T4">The most important requirement was that the system should </text:span><text:span text:style-name="Strong_20_Emphasis"><text:span text:style-name="T5">not be a black-box AI solution</text:span></text:span><text:span text:style-name="T4">.</text:span> It must be explainable and transparent.<text:span text:style-name="T1">So t</text:span>h<text:span text:style-name="T1">is</text:span> problem belongs to <text:span text:style-name="Strong_20_Emphasis"><text:span text:style-name="T4">Multi-Criteria Decision Making (MCDM)</text:span></text:span><text:span text:style-name="Strong_20_Emphasis"> </text:span><text:span text:style-name="Strong_20_Emphasis"><text:span text:style-name="T1">a</text:span></text:span><text:span text:style-name="Strong_20_Emphasis"><text:span text:style-name="T3">s per my deep research</text:span></text:span>.</text:p>
      <text:h text:style-name="Heading_20_2" text:outline-level="2">Research Phase</text:h>
      <text:p text:style-name="Text_20_body">Before coding, I studied three approaches:</text:p>
      <text:list text:style-name="L2">
        <text:list-item>
          <text:p text:style-name="P7"><text:span text:style-name="Strong_20_Emphasis">Weighted Sum Model (WSM)</text:span></text:p>
        </text:list-item>
        <text:list-item>
          <text:p text:style-name="P7"><text:span text:style-name="Strong_20_Emphasis">TOPSIS</text:span></text:p>
        </text:list-item>
        <text:list-item>
          <text:p text:style-name="P7"><text:span text:style-name="Strong_20_Emphasis">AHP</text:span></text:p>
        </text:list-item>
      </text:list>
      <text:h text:style-name="Heading_20_3" text:outline-level="3"><text:span text:style-name="T1">22-02-2026 <text:s/></text:span>Weighted Sum Model</text:h>
      <text:p text:style-name="Text_20_body"><text:span text:style-name="T1">It is like a normal weight bias algorithm in ML.</text:span><text:line-break/><text:span text:style-name="T7">Score = sum of (weight × value)</text:span></text:p>
      <text:p text:style-name="Text_20_body">It is easy to implement , but <text:span text:style-name="T1">does not ,</text:span></text:p>
      <text:list text:style-name="L3">
        <text:list-item>
          <text:p text:style-name="P8">Requires manually assigned weights</text:p>
        </text:list-item>
        <text:list-item>
          <text:p text:style-name="P8">No consistency validation</text:p>
        </text:list-item>
        <text:list-item>
          <text:p text:style-name="P8">Too simplistic for complex decisions</text:p>
        </text:list-item>
      </text:list>
      <text:p text:style-name="Text_20_body">So <text:span text:style-name="T1">for basic initializatI started coded with this.</text:span></text:p>
      <text:h text:style-name="P2" text:outline-level="3"><text:span text:style-name="T1">23-02-2026 <text:s text:c="2"/></text:span>TOPSIS</text:h>
      <text:p text:style-name="Text_20_body">TOPSIS ranks alternatives based on distance from:</text:p>
      <text:list text:style-name="L4">
        <text:list-item>
          <text:p text:style-name="P9">Ideal best solution</text:p>
        </text:list-item>
        <text:list-item>
          <text:p text:style-name="P9">Ideal worst solution</text:p>
        </text:list-item>
      </text:list>
      <text:p text:style-name="Text_20_body">It is mathematically strong and widely used. <text:span text:style-name="T1">But,</text:span></text:p>
      <text:p text:style-name="Text_20_body"/>
      <text:list text:style-name="L5">
        <text:list-item>
          <text:p text:style-name="P10">Weights must still be predefined</text:p>
        </text:list-item>
        <text:list-item>
          <text:p text:style-name="P10">No validation of judgment consistency</text:p>
        </text:list-item>
        <text:list-item>
          <text:p text:style-name="P10"><text:soft-page-break/>Less focused on modeling human reasoning</text:p>
        </text:list-item>
      </text:list>
      <text:p text:style-name="P3">Since the assignment emphasizes transparency and reasoning, I wanted something more structured.</text:p>
      <text:h text:style-name="P1" text:outline-level="2"><text:span text:style-name="T1">24-02-2026 <text:s/></text:span>Final Choice – AHP</text:h>
      <text:p text:style-name="Text_20_body">I selected <text:span text:style-name="Strong_20_Emphasis"><text:span text:style-name="T4">AHP (Analytic Hierarchy Process)</text:span></text:span> because,</text:p>
      <text:list text:style-name="L6">
        <text:list-item>
          <text:p text:style-name="P11">It derives weights using pairwise comparisons</text:p>
        </text:list-item>
        <text:list-item>
          <text:p text:style-name="P11">It models human reasoning</text:p>
        </text:list-item>
        <text:list-item>
          <text:p text:style-name="P11">It includes a built-in Consistency Ratio<text:span text:style-name="T1">(I will research about this more in future for explainability)</text:span></text:p>
        </text:list-item>
        <text:list-item>
          <text:p text:style-name="P11">It makes the reasoning process visible</text:p>
        </text:list-item>
      </text:list>
      <text:p text:style-name="P3">Unlike TOPSIS, AHP does not assume weights are known, it calculates them logically.<text:line-break/><text:line-break/><text:span text:style-name="T1">Also, I choose it because I want to do different unlike other people, I thought of Hybrid like Algorithm in future to implement in it.</text:span></text:p>
      <text:p text:style-name="Text_20_body"/>
      <text:h text:style-name="Heading_20_2" text:outline-level="2">Implementation Evolution</text:h>
      <text:h text:style-name="Heading_20_3" text:outline-level="3">Version 1 – Simple AHP</text:h>
      <text:list text:style-name="L7">
        <text:list-item>
          <text:p text:style-name="P12">CLI input</text:p>
        </text:list-item>
        <text:list-item>
          <text:p text:style-name="P12">Pairwise matrix</text:p>
        </text:list-item>
        <text:list-item>
          <text:p text:style-name="P12">Weight calculation</text:p>
        </text:list-item>
        <text:list-item>
          <text:p text:style-name="P12">Basic ranking</text:p>
        </text:list-item>
      </text:list>
      <text:p text:style-name="Text_20_body"><text:span text:style-name="T1">Implemented t</text:span>he core logic.<text:line-break/><text:line-break/><text:span text:style-name="T9">Also studied Git to be implemented in terminal, all its procedure like git init, add, pull, push ,commit etc</text:span></text:p>
      <text:h text:style-name="Heading_20_3" text:outline-level="3"><text:span text:style-name="T1">25-02-2026 <text:s/></text:span>Improved Version</text:h>
      <text:list text:style-name="L8">
        <text:list-item>
          <text:p text:style-name="P13">Saaty scale guidance</text:p>
        </text:list-item>
        <text:list-item>
          <text:p text:style-name="P13">Input validation</text:p>
        </text:list-item>
        <text:list-item>
          <text:p text:style-name="P13">Consistency Ratio calculation</text:p>
        </text:list-item>
        <text:list-item>
          <text:p text:style-name="P13">Weight breakdown display</text:p>
        </text:list-item>
        <text:list-item>
          <text:p text:style-name="P13">Clear explanation of results</text:p>
        </text:list-item>
      </text:list>
      <text:p text:style-name="Text_20_body"><text:line-break/><text:line-break/></text:p>
      <text:p text:style-name="Text_20_body"><text:soft-page-break/><text:span text:style-name="T12">26-02-2026 <text:s/></text:span>After implementing the improved AHP version, I realized that real-world decisions are rarely static.</text:p>
      <text:p text:style-name="Text_20_body">In <text:span text:style-name="T10">practical situation,</text:span></text:p>
      <text:list text:style-name="L9">
        <text:list-item>
          <text:p text:style-name="P14">Users may slightly change their priorities</text:p>
        </text:list-item>
        <text:list-item>
          <text:p text:style-name="P14">Criteria importance may shift</text:p>
        </text:list-item>
        <text:list-item>
          <text:p text:style-name="P14">External constraints may evolve</text:p>
        </text:list-item>
      </text:list>
      <text:p text:style-name="Text_20_body">A small change in weights can sometimes change the final ranking.</text:p>
      <text:p text:style-name="Text_20_body">To test the <text:span text:style-name="Strong_20_Emphasis"><text:span text:style-name="T2">robustness</text:span></text:span> of the recommendation, I implemented a <text:span text:style-name="T6">Sensitivity Analysis version</text:span>.</text:p>
      <text:h text:style-name="P4" text:outline-level="2">How <text:span text:style-name="T10">to</text:span> <text:span text:style-name="T10">i</text:span>mplement <text:span text:style-name="T10">i</text:span>t</text:h>
      <text:list text:style-name="L10">
        <text:list-item>
          <text:p text:style-name="P15">Slightly increase or decrease each criterion weight (e.g., ±10%).</text:p>
        </text:list-item>
        <text:list-item>
          <text:p text:style-name="P15">Recalculate final scores.</text:p>
        </text:list-item>
        <text:list-item>
          <text:p text:style-name="P15">Compare the new ranking with the original ranking.</text:p>
        </text:list-item>
        <text:list-item>
          <text:p text:style-name="P15">Highlight if the top alternative changes.</text:p>
        </text:list-item>
      </text:list>
      <text:p text:style-name="Text_20_body">This allows <text:span text:style-name="T10">us to,</text:span></text:p>
      <text:list text:style-name="L11">
        <text:list-item>
          <text:p text:style-name="P16">Identify dominant criteria</text:p>
        </text:list-item>
        <text:list-item>
          <text:p text:style-name="P16">Detect unstable decisions</text:p>
        </text:list-item>
        <text:list-item>
          <text:p text:style-name="P16">Provide deeper insight beyond ranking</text:p>
        </text:list-item>
      </text:list>
      <text:p text:style-name="Text_20_body"/>
      <text:p text:style-name="P17">While executing a test case on Job Selection, I found that Package and Layoff have complementary effect<text:line-break/>After <text:s/>research on this topic, I understood about ,<text:line-break/></text:p>
      <text:p text:style-name="P17"><text:span text:style-name="Strong_20_Emphasis"><text:span text:style-name="T8">Benefit criteria</text:span></text:span><text:span text:style-name="T8"> and </text:span><text:span text:style-name="Strong_20_Emphasis"><text:span text:style-name="T8">Cost criteria</text:span></text:span><text:span text:style-name="T8">.</text:span></text:p>
      <text:list text:style-name="L12">
        <text:list-item>
          <text:p text:style-name="P19"><text:span text:style-name="Strong_20_Emphasis"><text:span text:style-name="T8">Benefit (Positive Effect)</text:span></text:span><text:span text:style-name="T8"> → Higher value = Better<text:line-break/>Example: Salary package, Growth, Learning opportunities</text:span></text:p>
        </text:list-item>
        <text:list-item>
          <text:p text:style-name="P19"><text:span text:style-name="Strong_20_Emphasis"><text:span text:style-name="T8">Cost (Negative Effect)</text:span></text:span><text:span text:style-name="T8"> → Higher value = Worse<text:line-break/>Example: Layoff risk, Work pressure, Cost, Distance</text:span></text:p>
        </text:list-item>
      </text:list>
      <text:p text:style-name="P17">So implemented it.</text:p>
      <text:p text:style-name="P17">Handling both benefit and cost criteria ensures the system is applicable to real-world decision problems where trade-offs include both gains and risks.</text:p>
      <text:p text:style-name="P17"/>
      <text:p text:style-name="P17"/>
      <text:p text:style-name="P17"/>
      <text:p text:style-name="P18"><text:soft-page-break/><text:span text:style-name="T17">27-02-2026</text:span></text:p>
      <text:p text:style-name="P23">Today, I tested my results with Job Selection, then I understood complexity of my project of using a matrix, and <text:s/>understood problems for a user.</text:p>
      <text:p text:style-name="P24">For example, in a job selection decision:</text:p>
      <text:list text:style-name="L13">
        <text:list-item>
          <text:p text:style-name="P21"><text:span text:style-name="Strong_20_Emphasis"><text:span text:style-name="T18">Package (LPA)</text:span></text:span><text:span text:style-name="T18"> is an objective criterion.<text:line-break/>Since exact numeric values are available (e.g., 12 LPA, 10 LPA, 8 LPA), there is no need for pairwise comparison.<text:line-break/>The system directly normalizes these values and assigns weights automatically.</text:span></text:p>
        </text:list-item>
        <text:list-item>
          <text:p text:style-name="P21"><text:span text:style-name="Strong_20_Emphasis"><text:span text:style-name="T18">Work Culture</text:span></text:span><text:span text:style-name="T18"> or </text:span><text:span text:style-name="Strong_20_Emphasis"><text:span text:style-name="T18">Growth Opportunity</text:span></text:span><text:span text:style-name="T18"> are subjective criteria.<text:line-break/>Since they cannot be measured numerically, the system uses AHP pairwise comparisons to capture human judgment.</text:span></text:p>
        </text:list-item>
      </text:list>
      <text:h text:style-name="P5" text:outline-level="2"><text:span text:style-name="T17">Hybrid Improvement – Objective + Subjective Criteria Handling</text:span></text:h>
      <text:p text:style-name="Text_20_body">In the improved version of the system, I introduced a hybrid approach to handle two different types of criteria: objective and subjective.</text:p>
      <text:p text:style-name="Text_20_body">This improvement reduces unnecessary comparisons for measurable factors while still preserving structured reasoning for subjective factors.</text:p>
      <text:p text:style-name="Text_20_body">As a result, the system becomes:</text:p>
      <text:list text:style-name="L14">
        <text:list-item>
          <text:p text:style-name="P22">More efficient</text:p>
        </text:list-item>
        <text:list-item>
          <text:p text:style-name="P22">More realistic</text:p>
        </text:list-item>
        <text:list-item>
          <text:p text:style-name="P22">Less user-burdensome</text:p>
        </text:list-item>
        <text:list-item>
          <text:p text:style-name="P22">Better aligned with real-world decision-making</text:p>
        </text:list-item>
      </text:list>
      <text:p text:style-name="Text_20_body">This hybrid design makes the Decision Companion both mathematically sound and practically usable.</text:p>
      <text:p text:style-name="P18"><text:line-break/></text:p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5T21:21:51.180359830</meta:creation-date>
    <dc:date>2026-02-27T23:53:38.032993164</dc:date>
    <meta:editing-duration>P1DT4H16M16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4" meta:paragraph-count="87" meta:word-count="719" meta:character-count="4582" meta:non-whitespace-character-count="3977"/>
  </office:meta>
</office:document-meta>
</file>